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 Light" svg:font-family="DejaVu Sans Light" style:font-family-generic="system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FreeSans" style:font-name-complex="FreeSans" fo:font-size="11pt" style:font-size-asian="11pt" style:font-size-complex="11pt"/>
    </style:style>
    <style:style style:name="P20" style:parent-style-name="Standard" style:family="paragraph">
      <style:paragraph-properties fo:text-align="center"/>
      <style:text-properties style:font-name="FreeSans" style:font-name-complex="FreeSans" fo:font-weight="bold" style:font-weight-asian="bold" fo:font-size="13pt" style:font-size-asian="13pt" style:font-size-complex="13pt"/>
    </style:style>
    <style:style style:name="P21" style:parent-style-name="Standard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P22" style:parent-style-name="Standard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P23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24" style:parent-style-name="Standard" style:family="paragraph">
      <style:text-properties style:font-name="FreeSans" style:font-name-complex="FreeSans" fo:font-weight="bold" style:font-weight-asian="bold" style:font-weight-complex="bold" fo:font-size="11pt" style:font-size-asian="11pt" style:font-size-complex="11pt"/>
    </style:style>
    <style:style style:name="P25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26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T27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28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29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30" style:parent-style-name="Standardnípísmoodstavce" style:family="text">
      <style:text-properties style:font-name="FreeSans" style:font-name-complex="FreeSans" fo:font-weight="bold" style:font-weight-asian="bold" style:font-weight-complex="bold" fo:font-size="11pt" style:font-size-asian="11pt" style:font-size-complex="11pt"/>
    </style:style>
    <style:style style:name="P31" style:parent-style-name="Zápatí" style:family="paragraph">
      <style:text-properties style:font-name="FreeSans" style:font-name-complex="FreeSans" fo:font-size="11pt" style:font-size-asian="11pt" style:font-size-complex="11pt"/>
    </style:style>
    <style:style style:name="T32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33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34" style:parent-style-name="Standardnípísmoodstavce" style:family="text">
      <style:text-properties style:font-name="FreeSans" style:font-name-complex="FreeSans" fo:font-weight="bold" style:font-weight-asian="bold" fo:font-size="11pt" style:font-size-asian="11pt" style:font-size-complex="11pt"/>
    </style:style>
    <style:style style:name="P35" style:parent-style-name="Zápatí" style:family="paragraph">
      <style:text-properties style:font-name="FreeSans" style:font-name-complex="FreeSans" fo:font-size="11pt" style:font-size-asian="11pt" style:font-size-complex="11pt"/>
    </style:style>
    <style:style style:name="P36" style:parent-style-name="Zápatí" style:family="paragraph">
      <style:text-properties style:font-name="FreeSans" style:font-name-complex="FreeSans" fo:font-size="11pt" style:font-size-asian="11pt" style:font-size-complex="11pt"/>
    </style:style>
    <style:style style:name="P37" style:parent-style-name="Zápatí" style:family="paragraph">
      <style:text-properties style:font-name="FreeSans" style:font-name-complex="FreeSans" fo:font-size="11pt" style:font-size-asian="11pt" style:font-size-complex="11pt"/>
    </style:style>
    <style:style style:name="P38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39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40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T41" style:parent-style-name="StrongEmphasis" style:family="text">
      <style:text-properties style:font-name="FreeSans" style:font-name-complex="FreeSans" fo:font-size="11pt" style:font-size-asian="11pt" style:font-size-complex="11pt"/>
    </style:style>
    <style:style style:name="P42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43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T44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45" style:parent-style-name="StrongEmphasis" style:family="text">
      <style:text-properties style:font-name="FreeSans" style:font-name-complex="FreeSans" fo:font-size="11pt" style:font-size-asian="11pt" style:font-size-complex="11pt"/>
    </style:style>
    <style:style style:name="P46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T47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48" style:parent-style-name="Standardnípísmoodstavce" style:family="text">
      <style:text-properties style:font-name="FreeSans" style:font-name-complex="FreeSans" fo:font-weight="bold" style:font-weight-asian="bold" fo:font-size="11pt" style:font-size-asian="11pt" style:font-size-complex="11pt"/>
    </style:style>
    <style:style style:name="P49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50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51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52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53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56" style:parent-style-name="Standard" style:family="paragraph">
      <style:paragraph-properties fo:text-align="center"/>
      <style:text-properties style:font-name="FreeSans" style:font-name-complex="FreeSans" fo:font-weight="bold" style:font-weight-asian="bold" fo:font-size="11pt" style:font-size-asian="11pt" style:font-size-complex="11pt"/>
    </style:style>
    <style:style style:name="P57" style:parent-style-name="Standard" style:family="paragraph">
      <style:paragraph-properties fo:text-align="center"/>
      <style:text-properties style:font-name="FreeSans" style:font-name-complex="FreeSans" fo:font-weight="bold" style:font-weight-asian="bold" fo:font-size="11pt" style:font-size-asian="11pt" style:font-size-complex="11pt"/>
    </style:style>
    <style:style style:name="P58" style:parent-style-name="Standard" style:family="paragraph">
      <style:paragraph-properties fo:text-align="center"/>
      <style:text-properties style:font-name="FreeSans" style:font-name-complex="FreeSans" fo:font-weight="bold" style:font-weight-asian="bold" fo:font-size="11pt" style:font-size-asian="11pt" style:font-size-complex="11pt"/>
    </style:style>
    <style:style style:name="P59" style:parent-style-name="Standard" style:family="paragraph">
      <style:paragraph-properties fo:text-align="justify"/>
    </style:style>
    <style:style style:name="T60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61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62" style:parent-style-name="Standardnípísmoodstavce" style:family="text">
      <style:text-properties style:font-name="FreeSans" style:font-name-complex="FreeSans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3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64" style:parent-style-name="Standardnípísmoodstavce" style:family="text">
      <style:text-properties style:font-name="FreeSans" style:font-name-complex="FreeSans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T67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68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69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71" style:parent-style-name="Standard" style:family="paragraph">
      <style:paragraph-properties fo:text-align="justify"/>
    </style:style>
    <style:style style:name="T72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73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T74" style:parent-style-name="Standardnípísmoodstavce" style:family="text">
      <style:text-properties style:font-name="FreeSans" style:font-name-complex="FreeSans" fo:font-weight="bold" style:font-weight-asian="bold" fo:font-size="11pt" style:font-size-asian="11pt" style:font-size-complex="11pt"/>
    </style:style>
    <style:style style:name="T75" style:parent-style-name="Standardnípísmoodstavce" style:family="text">
      <style:text-properties style:font-name="FreeSans" style:font-name-complex="FreeSans" fo:font-weight="bold" style:font-weight-asian="bold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77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78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79" style:parent-style-name="Standard" style:family="paragraph">
      <style:paragraph-properties>
        <style:tab-stops>
          <style:tab-stop style:type="left" style:position="0.3541in"/>
        </style:tab-stops>
      </style:paragraph-properties>
      <style:text-properties style:font-name="FreeSans" style:font-name-complex="FreeSans" fo:font-size="10pt" style:font-size-asian="10pt" style:font-size-complex="10pt"/>
    </style:style>
    <style:style style:name="P80" style:parent-style-name="Standard" style:family="paragraph">
      <style:paragraph-properties>
        <style:tab-stops>
          <style:tab-stop style:type="left" style:position="0.3541in"/>
        </style:tab-stops>
      </style:paragraph-properties>
    </style:style>
    <style:style style:name="T81" style:parent-style-name="Standardnípísmoodstavce" style:family="text">
      <style:text-properties style:font-name="FreeSans" style:font-name-complex="FreeSans" fo:font-size="10pt" style:font-size-asian="10pt" style:font-size-complex="10pt"/>
    </style:style>
    <style:style style:name="T82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TableColumn94" style:family="table-column">
      <style:table-column-properties style:column-width="3.15in" style:use-optimal-column-width="false"/>
    </style:style>
    <style:style style:name="TableColumn95" style:family="table-column">
      <style:table-column-properties style:column-width="3.1611in" style:use-optimal-column-width="false"/>
    </style:style>
    <style:style style:name="Table93" style:family="table">
      <style:table-properties style:width="6.3111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style:snap-to-layout-grid="false" fo:text-align="justify"/>
      <style:text-properties style:font-name="FreeSans" style:font-name-complex="FreeSans" fo:font-size="11pt" style:font-size-asian="11pt" style:font-size-complex="11pt"/>
    </style:style>
    <style:style style:name="P99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P100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P101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P102" style:parent-style-name="TableContents" style:family="paragraph">
      <style:text-properties style:font-name="FreeSans" style:font-name-complex="FreeSans" fo:font-size="11pt" style:font-size-asian="11pt" style:font-size-complex="11pt"/>
    </style:style>
    <style:style style:name="P103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T104" style:parent-style-name="Standardnípísmoodstavce" style:family="text">
      <style:text-properties style:font-name="FreeSans" style:font-name-complex="FreeSans" fo:font-size="11pt" style:font-size-asian="11pt" style:font-size-complex="11pt"/>
    </style:style>
    <style:style style:name="P105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TableCell106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style:snap-to-layout-grid="false" fo:text-align="justify"/>
      <style:text-properties style:font-name="FreeSans" style:font-name-complex="FreeSans" fo:font-size="11pt" style:font-size-asian="11pt" style:font-size-complex="11pt"/>
    </style:style>
    <style:style style:name="P108" style:parent-style-name="TableContents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109" style:parent-style-name="TableContents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110" style:parent-style-name="TableContents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111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P112" style:parent-style-name="TableContents" style:family="paragraph">
      <style:paragraph-properties fo:text-align="justify"/>
      <style:text-properties style:font-name="FreeSans" style:font-name-complex="FreeSans" fo:font-size="11pt" style:font-size-asian="11pt" style:font-size-complex="11pt"/>
    </style:style>
    <style:style style:name="P113" style:parent-style-name="Standard" style:family="paragraph">
      <style:text-properties style:font-name="FreeSans" style:font-name-complex="FreeSans" fo:font-size="11pt" style:font-size-asian="11pt" style:font-size-complex="11pt"/>
    </style:style>
    <style:style style:name="P114" style:parent-style-name="TableContents" style:family="paragraph">
      <style:paragraph-properties fo:text-align="center"/>
      <style:text-properties style:font-name="FreeSans" style:font-name-complex="FreeSans"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style:snap-to-layout-grid="false" fo:text-align="justify"/>
      <style:text-properties style:font-name="FreeSans" style:font-name-complex="FreeSans" fo:font-size="11pt" style:font-size-asian="11pt" style:font-size-complex="11pt"/>
    </style:style>
    <style:style style:name="TableCell118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style:snap-to-layout-grid="false" fo:text-align="justify"/>
      <style:text-properties style:font-name="FreeSans" style:font-name-complex="FreeSans" fo:font-size="11pt" style:font-size-asian="11pt" style:font-size-complex="11pt"/>
    </style:style>
    <style:style style:name="P120" style:parent-style-name="Standard" style:family="paragraph">
      <style:paragraph-properties fo:text-align="justify" fo:margin-top="0.4722in" fo:margin-bottom="0.5902in"/>
      <style:text-properties style:font-name="FreeSans" style:font-name-complex="FreeSans" fo:font-size="11pt" style:font-size-asian="11pt" style:font-size-complex="11pt"/>
    </style:style>
  </office:automatic-styles>
  <office:body>
    <office:text text:use-soft-page-breaks="true">
      <text:p text:style-name="P1"/>
      <text:p text:style-name="P20">DAROVACÍ SMLOUVA ÚČELOVĚ VÁZANÁ</text:p>
      <text:p text:style-name="P21"/>
      <text:p text:style-name="P22"/>
      <text:p text:style-name="P23"/>
      <text:p text:style-name="P24">Česká pirátská strana</text:p>
      <text:p text:style-name="P25"/>
      <text:p text:style-name="P26">Řehořova 943/19, 130 00 Praha 3</text:p>
      <text:p text:style-name="Standard"><text:span text:style-name="T27">Datová schránka: b2i4r6j</text:span><text:span text:style-name="T28"><text:line-break/></text:span><text:span text:style-name="T29">IČO:<text:s/></text:span><text:span text:style-name="T30">71339698</text:span></text:p>
      <text:p text:style-name="P31">Bank. spojení: č. ú.: 2100048174/2010</text:p>
      <text:p text:style-name="Zápatí"><text:span text:style-name="T32">zastoupená<text:s/></text:span><text:span text:style-name="T33">předsedou<text:s/></text:span><text:span text:style-name="T34">PhDr. Ivanem Bartošem, Ph.D.</text:span></text:p>
      <text:p text:style-name="P35">(dále jen „dárce“)</text:p>
      <text:p text:style-name="P36"/>
      <text:p text:style-name="P37"/>
      <text:p text:style-name="P38">a</text:p>
      <text:p text:style-name="P39"/>
      <text:p text:style-name="P40"/>
      <text:p text:style-name="Standard"><text:span text:style-name="T41">Rastafari</text:span></text:p>
      <text:p text:style-name="P42"><text:tab/><text:tab/><text:tab/><text:tab/><text:tab/><text:tab/></text:p>
      <text:p text:style-name="P43">Okružní 1225, Třeboň II, 379 01, Třeboň</text:p>
      <text:p text:style-name="Standard"><text:span text:style-name="T44">IČO:<text:s/></text:span><text:span text:style-name="T45">22897186</text:span></text:p>
      <text:p text:style-name="P46">Bank. spojení: č. ú.: 2500130003/2010</text:p>
      <text:p text:style-name="Standard"><text:span text:style-name="T47">zastoupené paní<text:s/></text:span><text:span text:style-name="T48">Michaelou Indrovou</text:span></text:p>
      <text:p text:style-name="P49">(dále jen „obdarovaný“)</text:p>
      <text:p text:style-name="P50"/>
      <text:p text:style-name="P51"/>
      <text:p text:style-name="P52"/>
      <text:p text:style-name="P53"/>
      <text:p text:style-name="P54">uzavírají dle<text:s/>ustanovení<text:s/><text:bookmark-start text:name="par2055"/><text:bookmark-end text:name="par2055"/>§ 2055 a<text:s/><text:bookmark-start text:name="Template_PodnadpisH2"/><text:bookmark-end text:name="Template_PodnadpisH2"/>a násl. Občanského zákoníku tuto</text:p>
      <text:p text:style-name="Standard"/>
      <text:p text:style-name="P55"/>
      <text:p text:style-name="P56">darovací smlouvu</text:p>
      <text:p text:style-name="P57"/>
      <text:p text:style-name="P58"/>
      <text:list text:style-name="WW8Num3" text:continue-numbering="true">
        <text:list-item>
          <text:p text:style-name="P59"><text:span text:style-name="T60">1)</text:span><text:span text:style-name="T61"><text:tab/>Předmětem této smlouvy je poskytnutí finanční částky ve výši<text:s/></text:span><text:span text:style-name="T62">5.100,- Kč</text:span><text:span text:style-name="T63"><text:s/>(slovy pět tisíc sto korun českých), určené na<text:s/></text:span><text:span text:style-name="T64">provoz rádia Rastafari</text:span></text:p>
        </text:list-item>
        <text:list-item>
          <text:p text:style-name="P65"/>
        </text:list-item>
        <text:list-item>
          <text:p text:style-name="P66"><text:span text:style-name="T67">2)<text:s/></text:span><text:span text:style-name="T68"><text:tab/>Shora uvedená částka bude převed</text:span><text:span text:style-name="T69">ena na účet obdarovaného do 15 dnů od podpisu této smlouvy.</text:span></text:p>
        </text:list-item>
        <text:list-item>
          <text:p text:style-name="P70"/>
        </text:list-item>
        <text:list-item>
          <text:p text:style-name="P71"><text:span text:style-name="T72">3)<text:s/></text:span><text:span text:style-name="T73"><text:tab/>Obdarovaný dar přijímá do svého vlastnictví a<text:s/></text:span><text:span text:style-name="T74">zavazuje se použit jej pouze k účelu, k němuž byl poskytnut a dále se zavazuje k tomu, že uveřejní na svých webových stránkách informaci, že jde<text:s/></text:span><text:span text:style-name="T75">o veřejně prospěšný projekt financovaný ze státního příspěvku Pirátů s uvedením odkazu na web projektu</text:span></text:p>
        </text:list-item>
        <text:list-item>
          <text:p text:style-name="P76"/>
        </text:list-item>
        <text:list-item>
          <text:p text:style-name="P77">4)<text:tab/>Dárce má právo žádat obdarovaného o předložení příslušných dokladů osvědčujících užití daru.</text:p>
        </text:list-item>
        <text:list-item>
          <text:p text:style-name="P78">5)<text:tab/>Dárce má právo žádat vrácení daru z důvodu stanovených zákonem a rovněž v případě, že obdarovaný poruší některé ustanovení této smlouvy.</text:p>
        </text:list-item>
      </text:list>
      <text:p text:style-name="P79"/>
      <text:soft-page-break/>
      <text:p text:style-name="P80"><text:span text:style-name="T81">6) <text:s/></text:span><text:span text:style-name="T82"><text:s text:c="4"/>Tato smlouva se vyhotovuje ve dvou stejnopisech, z nichž po jednom obdrží každá ze smluvních stran.</text:span></text:p>
      <text:list text:style-name="WW8Num3" text:continue-numbering="true">
        <text:list-item>
          <text:p text:style-name="P83"/>
        </text:list-item>
        <text:list-item>
          <text:p text:style-name="P84">6)<text:tab/>Smluvní strany po přečtení této smlouvy prohlašují, že odpovídá jejích pravé a svobodné vůli a že není uzavírána v tísni za nápadně nevýhodných podmínek</text:p>
        </text:list-item>
        <text:list-item>
          <text:p text:style-name="P85"/>
        </text:list-item>
      </text:list>
      <text:p text:style-name="P86"/>
      <text:p text:style-name="P87">V Praze dne<text:s/>26. 4.<text:s/>2017 <text:s text:c="29"/></text:p>
      <text:p text:style-name="P88"/>
      <text:p text:style-name="P89"/>
      <text:p text:style-name="P90"/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  <text:p text:style-name="P99"/>
            <text:p text:style-name="P100"/>
            <text:p text:style-name="P101"/>
            <text:p text:style-name="P102"><text:s text:c="24"/>Za dárce</text:p>
            <text:p text:style-name="P103"/>
            <text:p text:style-name="Zápatí"><text:span text:style-name="T104"><text:s text:c="24"/>PhDr. Ivan Bartoš, Ph.D.</text:span></text:p>
            <text:p text:style-name="P105"/>
          </table:table-cell>
          <table:table-cell table:style-name="TableCell106">
            <text:p text:style-name="P107"/>
            <text:p text:style-name="P108"/>
            <text:p text:style-name="P109"/>
            <text:p text:style-name="P110"/>
            <text:p text:style-name="P111"><text:s text:c="7"/>Za obdarovaného</text:p>
            <text:p text:style-name="P112"/>
            <text:p text:style-name="P113"><text:s text:c="31"/>Michaela Indrová</text:p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 Light" svg:font-family="DejaVu Sans Light" style:font-family-generic="system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Standard" style:next-style-name="Standard" style:default-outline-level="1">
      <style:paragraph-properties fo:keep-with-next="always" style:punctuation-wrap="simple" style:text-autospace="none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dpis3" style:display-name="Nadpis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adpis4" style:display-name="Nadpis 4" style:family="paragraph" style:parent-style-name="Heading" style:next-style-name="Textbody" style:default-outline-level="4">
      <style:text-properties style:font-name="Liberation Serif" style:font-name-asian="WenQuanYi Micro Hei" style:font-name-complex="Lohit Hindi" fo:font-weight="bold" style:font-weight-asian="bold" style:font-weight-complex="bold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/>
      <style:text-properties style:font-name="Liberation Sans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 Ligh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punctuation-wrap="simple" style:text-autospace="none" fo:margin-top="0.1965in" fo:margin-bottom="0.1965in">
        <style:tab-stops>
          <style:tab-stop style:type="left" style:position="2.4611in"/>
          <style:tab-stop style:type="left" style:position="4.0361in"/>
          <style:tab-stop style:type="left" style:position="5.5125in"/>
        </style:tab-stops>
      </style:paragraph-properties>
      <style:text-properties fo:hyphenate="false"/>
    </style:style>
    <style:style style:name="Seznam" style:display-name="Seznam" style:family="paragraph" style:parent-style-name="Textbody">
      <style:text-properties style:font-name-complex="FreeSans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Záhlaví" style:display-name="Záhlaví" style:family="paragraph" style:parent-style-name="Standard">
      <style:paragraph-properties style:punctuation-wrap="simple" style:text-autospace="none" fo:margin-left="1.1812in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style:font-size-complex="10pt" fo:hyphenate="false"/>
    </style:style>
    <style:style style:name="Zápatí" style:display-name="Zápatí" style:family="paragraph" style:parent-style-name="Standard">
      <style:paragraph-properties style:punctuation-wrap="simple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dresa" style:display-name="Adresa" style:family="paragraph" style:parent-style-name="Standard">
      <style:paragraph-properties fo:margin-top="0.4722in" fo:margin-bottom="0.3937in" fo:margin-left="3.3465in">
        <style:tab-stops/>
      </style:paragraph-properties>
      <style:text-properties fo:hyphenate="false"/>
    </style:style>
    <style:style style:name="Vec" style:display-name="Vec" style:family="paragraph" style:next-style-name="Standard">
      <style:paragraph-properties fo:margin-top="0.3937in" fo:margin-bottom="0.3937in"/>
      <style:text-properties style:font-name="Liberation Sans" style:font-name-asian="DejaVu Sans Light" fo:font-weight="bold" style:font-weight-asian="bold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slovení" style:display-name="Oslovení" style:family="paragraph" style:parent-style-name="Standard">
      <style:paragraph-properties text:number-lines="false"/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Quotationsuser" style:display-name="Quotations (user)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ev" style:display-name="Náze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nadpis" style:display-name="Podnadpis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-complex="FreeSans" fo:font-size="10pt" style:font-size-asian="10pt" style:font-size-complex="10pt" fo:language="cs" fo:country="CZ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1" style:family="text">
      <style:text-properties style:font-name-complex="FreeSans" fo:font-size="10pt" style:font-size-asian="10pt" style:font-size-complex="10pt" fo:language="cs" fo:country="CZ"/>
    </style:style>
    <text:list-style style:name="WW8Num3" style:display-name="WW8Num3">
      <text:list-level-style-number text:level="1" text:style-name="WW_CharLFO3LVL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77in" fo:margin-left="0.984in" fo:margin-bottom="0.2868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08in"/>
      </style:header-style>
      <style:footer-style>
        <style:header-footer-properties style:dynamic-spacing="true" fo:min-height="0.8333in"/>
      </style:footer-style>
    </style:page-layout>
    <style:style style:name="P2" style:parent-style-name="Záhlaví" style:family="paragraph">
      <style:paragraph-properties fo:margin-left="0in">
        <style:tab-stops>
          <style:tab-stop style:type="center" style:position="4.3312in"/>
          <style:tab-stop style:type="right" style:position="7.4812in"/>
        </style:tab-stops>
      </style:paragraph-properties>
    </style:style>
    <style:style style:name="T3" style:parent-style-name="Standardnípísmoodstavce" style:family="text">
      <style:text-properties style:font-name-complex="Liberation Sans" fo:color="#333333" fo:font-size="12pt" style:font-size-asian="12pt" style:font-size-complex="12pt" style:language-asian="cs" style:country-asian="CZ"/>
    </style:style>
    <style:style style:name="P4" style:parent-style-name="Záhlaví" style:family="paragraph">
      <style:paragraph-properties fo:margin-left="0in">
        <style:tab-stops>
          <style:tab-stop style:type="center" style:position="4.3312in"/>
          <style:tab-stop style:type="right" style:position="7.4812in"/>
        </style:tab-stops>
      </style:paragraph-properties>
      <style:text-properties style:font-name-complex="Liberation Sans" fo:color="#333333" fo:font-size="12pt" style:font-size-asian="12pt" style:font-size-complex="12pt"/>
    </style:style>
    <style:style style:name="P5" style:parent-style-name="Záhlaví" style:family="paragraph">
      <style:paragraph-properties fo:margin-left="0in">
        <style:tab-stops>
          <style:tab-stop style:type="center" style:position="4.3312in"/>
          <style:tab-stop style:type="right" style:position="7.4812in"/>
        </style:tab-stops>
      </style:paragraph-properties>
      <style:text-properties style:font-name-complex="Liberation Sans" fo:color="#333333" fo:font-size="12pt" style:font-size-asian="12pt" style:font-size-complex="12pt"/>
    </style:style>
    <style:style style:name="P6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P7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T8" style:parent-style-name="Standardnípísmoodstavce" style:family="text">
      <style:text-properties style:font-name-complex="Liberation Sans"/>
    </style:style>
    <style:style style:name="T9" style:parent-style-name="Standardnípísmoodstavce" style:family="text">
      <style:text-properties style:font-name-complex="Liberation Sans" fo:color="#333333"/>
    </style:style>
    <style:style style:name="T10" style:parent-style-name="Standardnípísmoodstavce" style:family="text">
      <style:text-properties style:font-name-asian="Liberation Sans" style:font-name-complex="Liberation Sans" fo:color="#333333"/>
    </style:style>
    <style:style style:name="T11" style:parent-style-name="Standardnípísmoodstavce" style:family="text">
      <style:text-properties style:font-name-complex="Liberation Sans" fo:color="#333333"/>
    </style:style>
    <style:style style:name="T12" style:parent-style-name="Internetlink" style:family="text">
      <style:text-properties style:font-name-complex="Liberation Sans"/>
    </style:style>
    <style:style style:name="T13" style:parent-style-name="Standardnípísmoodstavce" style:family="text">
      <style:text-properties style:font-name-complex="Liberation Sans" fo:color="#333333"/>
    </style:style>
    <style:style style:name="T14" style:parent-style-name="Internetlink" style:family="text">
      <style:text-properties style:font-name-complex="Liberation Sans"/>
    </style:style>
    <style:style style:name="T15" style:parent-style-name="Standardnípísmoodstavce" style:family="text">
      <style:text-properties style:font-name-complex="Liberation Sans" fo:color="#333333"/>
    </style:style>
    <style:style style:name="T16" style:parent-style-name="Standardnípísmoodstavce" style:family="text">
      <style:text-properties style:font-name-complex="Liberation Sans" fo:color="#333333"/>
    </style:style>
    <style:style style:name="P17" style:parent-style-name="Zápatí" style:family="paragraph">
      <style:paragraph-properties fo:text-align="center">
        <style:tab-stops>
          <style:tab-stop style:type="left" style:position="1.875in"/>
          <style:tab-stop style:type="left" style:position="3.5in"/>
          <style:tab-stop style:type="left" style:position="5.125in"/>
        </style:tab-stops>
      </style:paragraph-properties>
    </style:style>
    <style:style style:name="T18" style:parent-style-name="Standardnípísmoodstavce" style:family="text">
      <style:text-properties style:font-name-complex="Liberation Sans" fo:color="#333333"/>
    </style:style>
    <style:style style:name="T19" style:parent-style-name="Standardnípísmoodstavce" style:family="text">
      <style:text-properties style:font-name="Arial" style:font-name-complex="Arial" fo:font-size="9.5pt" style:font-size-asian="9.5pt" style:font-size-complex="9.5pt" fo:background-color="#FFFFFF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Obrázek1" text:anchor-type="paragraph" svg:x="-0.16102in" svg:y="-0.15748in" svg:width="2.2252in" svg:height="0.91811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</style:header>
      <style:footer>
        <text:p text:style-name="P6"/>
        <text:p text:style-name="P7"><text:span text:style-name="T8"><text:line-break/></text:span><text:span text:style-name="T9">Česká pirátská strana • Řehořova 943/19, 130 00 Praha 3 <text:s/>• Doručovat do datové schránky b2i4r6j</text:span><text:span text:style-name="T10"><text:line-break/></text:span><text:span text:style-name="T11">Tel. +420 608 963 111 • Web<text:s/></text:span><text:a xlink:href="http://www.pirati.cz/" office:target-frame-name="_top" xlink:show="replace"><text:span text:style-name="T12">http://www.pirati.cz</text:span></text:a><text:span text:style-name="T13"><text:s/>• E-mail<text:s/></text:span><text:a xlink:href="mailto:info@pirati.cz" office:target-frame-name="_top" xlink:show="replace"><text:span text:style-name="T14">info@pirati.cz</text:span></text:a><text:span text:style-name="T15"><text:s/>•<text:s/></text:span><text:span text:style-name="T16">IČO 71339698</text:span></text:p>
        <text:p text:style-name="P17"><text:span text:style-name="T18">Transparentní účet<text:s/></text:span><text:span text:style-name="T19">2100643125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kub Michálek</meta:initial-creator>
    <dc:creator>MARUŠIAKOVÁ Věra</dc:creator>
    <meta:creation-date>2017-05-03T11:36:00Z</meta:creation-date>
    <dc:date>2017-05-03T11:36:00Z</dc:date>
    <meta:template xlink:href="Normal" xlink:type="simple"/>
    <meta:editing-cycles>2</meta:editing-cycles>
    <meta:editing-duration>PT0S</meta:editing-duration>
    <meta:document-statistic meta:page-count="2" meta:paragraph-count="3" meta:word-count="257" meta:character-count="1775" meta:row-count="12" meta:non-whitespace-character-count="1521"/>
  </office:meta>
</office:document-meta>
</file>